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83d5" officeooo:paragraph-rsid="001b83d5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b83d5" officeooo:paragraph-rsid="001b83d5" style:font-size-asian="16pt" style:font-weight-asian="bold" style:font-size-complex="16pt" style:font-weight-complex="bold"/>
    </style:style>
    <style:style style:name="P3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/>
      <style:text-properties officeooo:rsid="001b83d5" officeooo:paragraph-rsid="001b83d5"/>
    </style:style>
    <style:style style:name="P4" style:family="paragraph" style:parent-style-name="Standard">
      <loext:graphic-properties draw:fill="none"/>
      <style:paragraph-properties fo:margin-left="0.1866in" fo:margin-right="0in" fo:text-indent="0in" style:auto-text-indent="false"/>
      <style:text-properties officeooo:rsid="001b83d5" officeooo:paragraph-rsid="001b83d5"/>
    </style:style>
    <style:style style:name="P5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/>
      <style:text-properties officeooo:rsid="001b83d5" officeooo:paragraph-rsid="001b83d5"/>
    </style:style>
    <style:style style:name="P6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/>
      <style:text-properties officeooo:rsid="001b83d5" officeooo:paragraph-rsid="001b83d5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embuatan Template Website sederhana dengan desain framework css materialize</text:span></text:p>
      <text:p text:style-name="P1"/>
      <text:p text:style-name="P1"/>
      <text:p text:style-name="P1"/>
      <text:p text:style-name="P1">1. Pengenalan Framework Materialize CSS</text:p>
      <text:p text:style-name="P3">1. 1 Pengenalan</text:p>
      <text:p text:style-name="P4">1. 2 Contoh Website yang Menggunakan Material CSS</text:p>
      <text:p text:style-name="P4">1. 3 Insall Webserver</text:p>
      <text:p text:style-name="P4">1. 4 Cara Install Materialize CSS dan Pembuatan HTML Biasa</text:p>
      <text:p text:style-name="P1"/>
      <text:p text:style-name="P1">2. Tutorial Dasar Materialize CSS </text:p>
      <text:p text:style-name="P3">2. 1 Pengenalan CSS</text:p>
      <text:p text:style-name="P4">2. 2 Penggunaan Cardpanel, Color dan Grid</text:p>
      <text:p text:style-name="P4">2. 3 Penggunaan Grid untuk Responsive Desain, Gambar</text:p>
      <text:p text:style-name="P1"/>
      <text:p text:style-name="P1">3. Tutorial Komponen Materialize CSS</text:p>
      <text:p text:style-name="P3">3. 1 Penggunaan Badges, Button, Card dan Footer</text:p>
      <text:p text:style-name="P4">3. 2 Penggunaan Form, Icon dan Navbar</text:p>
      <text:p text:style-name="P1"/>
      <text:p text:style-name="P1">4. Tutorial Javascript Materialize CSS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09:38:45.927025056</meta:creation-date>
    <dc:date>2015-08-14T09:50:08.458958725</dc:date>
    <meta:editing-duration>PT11M23S</meta:editing-duration>
    <meta:editing-cycles>1</meta:editing-cycles>
    <meta:document-statistic meta:table-count="0" meta:image-count="0" meta:object-count="0" meta:page-count="1" meta:paragraph-count="14" meta:word-count="88" meta:character-count="566" meta:non-whitespace-character-count="487"/>
    <meta:generator>LibreOffice/4.4.2.2$Linux_X86_64 LibreOffice_project/40m0$Build-2</meta:generator>
  </office:meta>
</office:document-meta>
</file>